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03FF6A97D6FBFD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182cm, 10.257cm, 16.077cm, 7.52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4cm" svg:height="11.594cm" svg:x="0.3cm" svg:y="0.3cm">
          <draw:image xlink:href="Pictures/10000000000005E8000007E0F03FF6A97D6FBFD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2T14:25:07.543929192</dc:date>
    <meta:editing-duration>PT2M36S</meta:editing-duration>
    <meta:editing-cycles>4</meta:editing-cycles>
    <meta:generator>LibreOffice/7.2.2.2$MacOSX_X86_64 LibreOffice_project/02b2acce88a210515b4a5bb2e46cbfb63fe97d56</meta:generator>
    <meta:document-statistic meta:object-count="1"/>
  </office:meta>
</office:document-meta>
</file>